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outline1">
      <style:graphic-properties draw:fill-color="#ffffff" fo:min-height="13.609cm"/>
    </style:style>
    <style:style style:name="pr9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style:use-window-font-color="true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style:use-window-font-color="true" fo:font-family="Consola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Location Tracking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Location Tracking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Multiple Location Providers</text:span></text:p>
                <text:list>
                  <text:list-item>
                    <text:p text:style-name="P4"><text:span text:style-name="T2">GPS, CellID, WiFi hotspot, etc.</text:span></text:p>
                  </text:list-item>
                  <text:list-item>
                    <text:p text:style-name="P4"><text:span text:style-name="T2">Abstract interface to underlying services, so no assumption about which providers are available</text:span></text:p>
                  </text:list-item>
                </text:list>
              </text:list-item>
              <text:list-item>
                <text:p text:style-name="P4"><text:span text:style-name="T2">Goal: User Control</text:span></text:p>
                <text:list>
                  <text:list-item>
                    <text:p text:style-name="P4"><text:span text:style-name="T2">User can enable/disable some providers (GPS)</text:span></text:p>
                  </text:list-item>
                  <text:list-item>
                    <text:p text:style-name="P4"><text:span text:style-name="T2">Criteria to help user choose provider to</text:span><text:span text:style-name="T2"><text:line-break/></text:span><text:span text:style-name="T2">use in a given circumstan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Location Permiss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arse and Fine Permissions</text:span></text:p>
                <text:list>
                  <text:list-item>
                    <text:p text:style-name="P4"><text:span text:style-name="T2">Need a </text:span><text:span text:style-name="T3">&lt;uses-permission&gt;</text:span><text:span text:style-name="T2"> element in the AndroidManifest.xml to use location services</text:span></text:p>
                  </text:list-item>
                  <text:list-item>
                    <text:p text:style-name="P4"><text:span text:style-name="T2">Choice of </text:span><text:span text:style-name="T3">ACCESS_COARSE_LOCATION</text:span><text:span text:style-name="T2"> and </text:span><text:span text:style-name="T3">ACCESS_FINE_LOCATION</text:span></text:p>
                    <text:list>
                      <text:list-item>
                        <text:p text:style-name="P4"><text:span text:style-name="T2">E.g., GPS is “fine”</text:span></text:p>
                      </text:list-item>
                      <text:list-item>
                        <text:p text:style-name="P4"><text:span text:style-name="T2">Theory: users may be more likely to grant</text:span><text:span text:style-name="T2"><text:line-break/></text:span><text:span text:style-name="T2">applications coarse permission than fine</text:span></text:p>
                      </text:list-item>
                      <text:list-item>
                        <text:p text:style-name="P4"><text:span text:style-name="T2">FINE gives you COARS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5" draw:layer="layout" svg:width="25.199cm" svg:height="3.506cm" svg:x="1.4cm" svg:y="0.837cm" presentation:class="title">
          <draw:text-box>
            <text:p>Location Providers</text:p>
          </draw:text-box>
        </draw:frame>
        <draw:frame presentation:style-name="pr6" draw:text-style-name="P7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GPS_PROVIDER</text:span></text:p>
                <text:list>
                  <text:list-item>
                    <text:p text:style-name="P7"><text:span text:style-name="T2">Uses GPS (duh!)</text:span></text:p>
                  </text:list-item>
                  <text:list-item>
                    <text:p text:style-name="P7"><text:span text:style-name="T2">Requires </text:span><text:span text:style-name="T3">ACCESS_FINE_LOCATION</text:span></text:p>
                  </text:list-item>
                </text:list>
              </text:list-item>
              <text:list-item>
                <text:p text:style-name="P7"><text:span text:style-name="T2">NETWORK_PROVIDER</text:span></text:p>
                <text:list>
                  <text:list-item>
                    <text:p text:style-name="P7"><text:span text:style-name="T2">Uses WiFi access point and cell tower proximity</text:span></text:p>
                  </text:list-item>
                  <text:list-item>
                    <text:p text:style-name="P7"><text:span text:style-name="T2">Requires either </text:span><text:span text:style-name="T3">ACCESS_COARSE_LOCATION</text:span><text:span text:style-name="T2"><text:line-break/></text:span><text:span text:style-name="T2">or </text:span><text:span text:style-name="T3">ACCESS_FINE_LOCATION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Getting a LocationManager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LocationManager: Gateway to Location Services</text:span></text:p>
                <text:list>
                  <text:list-item>
                    <text:p text:style-name="P4"><text:span text:style-name="T2">Everything else is mostly abstracted away from you</text:span></text:p>
                  </text:list-item>
                  <text:list-item>
                    <text:p text:style-name="P4"><text:span text:style-name="T3">getSystemService(LOCATION_SERVICE)</text:span><text:span text:style-name="T2"> to get a LocationManager</text:span></text:p>
                    <text:list>
                      <text:list-item>
                        <text:p text:style-name="P4"><text:span text:style-name="T2">Must cast to LocationManager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Getting Current Position, Sorta</text:p>
          </draw:text-box>
        </draw:frame>
        <draw:frame presentation:style-name="pr7" draw:text-style-name="P5" draw:layer="layout" svg:width="25.199cm" svg:height="13.934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No API To Find Your Current Position</text:span></text:p>
                <text:list>
                  <text:list-item>
                    <text:p text:style-name="P4"><text:span text:style-name="T2">Hardware may be powered down (GPS)</text:span></text:p>
                  </text:list-item>
                  <text:list-item>
                    <text:p text:style-name="P4"><text:span text:style-name="T2">May not be immediately returned</text:span></text:p>
                  </text:list-item>
                  <text:list-item>
                    <text:p text:style-name="P4"><text:span text:style-name="T2">May have costs involved</text:span></text:p>
                  </text:list-item>
                </text:list>
              </text:list-item>
              <text:list-item>
                <text:p text:style-name="P4"><text:span text:style-name="T2">Alternative</text:span></text:p>
                <text:list>
                  <text:list-item>
                    <text:p text:style-name="P4"><text:span text:style-name="T3">getLastKnownLocation()</text:span></text:p>
                  </text:list-item>
                  <text:list-item>
                    <text:p text:style-name="P4"><text:span text:style-name="T2">Use location updates to force positions</text:span><text:span text:style-name="T2"><text:line-break/></text:span><text:span text:style-name="T2">to be avail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Getting Current Position, Sorta</text:p>
          </draw:text-box>
        </draw:frame>
        <draw:frame presentation:style-name="pr7" draw:text-style-name="P5" draw:layer="layout" svg:width="25.199cm" svg:height="14.467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Choose a Provider</text:span></text:p>
                <text:list>
                  <text:list-item>
                    <text:p text:style-name="P4"><text:span text:style-name="T2">Simple short-term answer: hard-wire </text:span><text:span text:style-name="T3">LocationManager.GPS_PROVIDER</text:span></text:p>
                  </text:list-item>
                </text:list>
              </text:list-item>
              <text:list-item>
                <text:p text:style-name="P4"><text:span text:style-name="T2">Step #2: Ask for the Position</text:span></text:p>
                <text:list>
                  <text:list-item>
                    <text:p text:style-name="P4"><text:span text:style-name="T4">LocationManager#getLastKnownLocation()</text:span></text:p>
                  </text:list-item>
                  <text:list-item>
                    <text:p text:style-name="P4"><text:span text:style-name="T2">Returns </text:span><text:span text:style-name="T3">null</text:span><text:span text:style-name="T2"> or a Location</text:span></text:p>
                    <text:list>
                      <text:list-item>
                        <text:p text:style-name="P4"><text:span text:style-name="T2">Latitude, longitude</text:span></text:p>
                      </text:list-item>
                      <text:list-item>
                        <text:p text:style-name="P4"><text:span text:style-name="T2">Other possible data: bearing, speed, altitude, accurac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8" draw:layer="layout" svg:width="25.199cm" svg:height="14.263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hy Location Updates?</text:span></text:p>
                <text:list>
                  <text:list-item>
                    <text:p text:style-name="P4"><text:span text:style-name="T2">If you want to track movement</text:span></text:p>
                  </text:list-item>
                  <text:list-item>
                    <text:p text:style-name="P4"><text:span text:style-name="T2">If you want to ensure that positions are kept current</text:span></text:p>
                  </text:list-item>
                </text:list>
              </text:list-item>
              <text:list-item>
                <text:p text:style-name="P4"><text:span text:style-name="T2">Step #1: Choose a Provider</text:span></text:p>
              </text:list-item>
              <text:list-item>
                <text:p text:style-name="P4"><text:span text:style-name="T2">Step #2: Set Up a LocationListener</text:span></text:p>
                <text:list>
                  <text:list-item>
                    <text:p text:style-name="P4"><text:span text:style-name="T2">Typically an anonymous inner class</text:span></text:p>
                  </text:list-item>
                  <text:list-item>
                    <text:p text:style-name="P4"><text:span text:style-name="T2">Key method: </text:span><text:span text:style-name="T3">onLocationChanged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3: Request Updates</text:span></text:p>
                <text:list>
                  <text:list-item>
                    <text:p text:style-name="P4"><text:span text:style-name="T4">LocationManager#requestLocationUpdates()</text:span></text:p>
                  </text:list-item>
                  <text:list-item>
                    <text:p text:style-name="P4"><text:span text:style-name="T2">Need to supply minimum time between updates, minimum distance moved between updates</text:span></text:p>
                    <text:list>
                      <text:list-item>
                        <text:p text:style-name="P4"><text:span text:style-name="T2">Use </text:span><text:span text:style-name="T3">0</text:span><text:span text:style-name="T2"> for each for the most updates</text:span></text:p>
                      </text:list-item>
                      <text:list-item>
                        <text:p text:style-name="P4"><text:span text:style-name="T2">Distance is a filter, time is a hi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4: Do Useful Stuff</text:span></text:p>
                <text:list>
                  <text:list-item>
                    <text:p text:style-name="P4"><text:span text:style-name="T2">Update UI with locations as you move</text:span></text:p>
                  </text:list-item>
                  <text:list-item>
                    <text:p text:style-name="P4"><text:span text:style-name="T2">Or ignore them and just call </text:span><text:span text:style-name="T3">getLastKnownLocation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Requesting Location Updates</text:p>
          </draw:text-box>
        </draw:frame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5: Drop Updates When Done</text:span></text:p>
                <text:list>
                  <text:list-item>
                    <text:p text:style-name="P4"><text:span text:style-name="T2">Call </text:span><text:span text:style-name="T3">removeUpdates()</text:span><text:span text:style-name="T2"> with the same listener object</text:span></text:p>
                  </text:list-item>
                  <text:list-item>
                    <text:p text:style-name="P4"><text:span text:style-name="T2">Please do this, lest you leak memory</text:span></text:p>
                    <text:list>
                      <text:list-item>
                        <text:p text:style-name="P4"><text:span text:style-name="T2">E.g., in </text:span><text:span text:style-name="T3">onDestroy()</text:span></text:p>
                      </text:list-item>
                      <text:list-item>
                        <text:p text:style-name="P4"><text:span text:style-name="T2">Even better, use </text:span><text:span text:style-name="T3">onPause()</text:span><text:span text:style-name="T2">/</text:span><text:span text:style-name="T3">onResume()</text:span><text:span text:style-name="T2"> if updates are not necessary while activity is not in the foregroun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Requesting Proximity Alerts</text:p>
          </draw:text-box>
        </draw:frame>
        <draw:frame presentation:style-name="pr9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2">Tell you when you get near a location</text:span></text:p>
              </text:list-item>
              <text:list-item>
                <text:p text:style-name="P7"><text:span text:style-name="T2">Call </text:span><text:span text:style-name="T3">addProximityAlert()</text:span></text:p>
                <text:list>
                  <text:list-item>
                    <text:p text:style-name="P7"><text:span text:style-name="T2">Latitude/longitude of point of interest</text:span></text:p>
                  </text:list-item>
                  <text:list-item>
                    <text:p text:style-name="P7"><text:span text:style-name="T2">Radius (in meters) for “near”</text:span></text:p>
                  </text:list-item>
                  <text:list-item>
                    <text:p text:style-name="P7"><text:span text:style-name="T2">Expiration time (in milliseconds)</text:span></text:p>
                  </text:list-item>
                  <text:list-item>
                    <text:p text:style-name="P7"><text:span text:style-name="T2">PendingIntent to be invoked when</text:span><text:span text:style-name="T2"><text:line-break/></text:span><text:span text:style-name="T2">entering or exiting the radiu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1" draw:layer="layout" svg:width="25.199cm" svg:height="3.506cm" svg:x="1.4cm" svg:y="0.837cm" presentation:class="title">
          <draw:text-box>
            <text:p text:style-name="P1">Choosing a Provider</text:p>
          </draw:text-box>
        </draw:frame>
        <draw:frame presentation:style-name="pr8" draw:text-style-name="P8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4"><text:span text:style-name="T2">Option #1: Hard-Wire GPS</text:span></text:p>
                <text:list>
                  <text:list-item>
                    <text:p text:style-name="P4"><text:span text:style-name="T2">Downsides</text:span></text:p>
                    <text:list>
                      <text:list-item>
                        <text:p text:style-name="P4"><text:span text:style-name="T2">User might have GPS disabled</text:span></text:p>
                      </text:list-item>
                      <text:list-item>
                        <text:p text:style-name="P4"><text:span text:style-name="T2">User might not want to give you fine location permissio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Option #2: Choose By Criteria</text:span></text:p>
                <text:list>
                  <text:list-item>
                    <text:p text:style-name="P4"><text:span text:style-name="T2">User indicates what is OK, system tells you</text:span><text:span text:style-name="T2"><text:line-break/></text:span><text:span text:style-name="T2">the best match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1" draw:layer="layout" svg:width="25.199cm" svg:height="3.506cm" svg:x="1.4cm" svg:y="0.837cm" presentation:class="title">
          <draw:text-box>
            <text:p text:style-name="P1">Choosing a Provider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Populate a Criteria Object</text:span></text:p>
                <text:list>
                  <text:list-item>
                    <text:p text:style-name="P4"><text:span text:style-name="T2">Need altitude? Bearing? Speed? Good accuracy?</text:span></text:p>
                  </text:list-item>
                  <text:list-item>
                    <text:p text:style-name="P4"><text:span text:style-name="T2">Can it involve a cost? Can it use much battery?</text:span></text:p>
                  </text:list-item>
                </text:list>
              </text:list-item>
              <text:list-item>
                <text:p text:style-name="P4"><text:span text:style-name="T2">Step #2: Find the Provider</text:span></text:p>
                <text:list>
                  <text:list-item>
                    <text:p text:style-name="P4"><text:span text:style-name="T3">getProviders()</text:span><text:span text:style-name="T2"> to get a list of matches for user to pick from</text:span></text:p>
                  </text:list-item>
                  <text:list-item>
                    <text:p text:style-name="P4"><text:span text:style-name="T3">getBestProvider()</text:span><text:span text:style-name="T2"> to get the one</text:span><text:span text:style-name="T2"><text:line-break/></text:span><text:span text:style-name="T2">best match based solely on Crite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Choosing a Provider</text:p>
          </draw:text-box>
        </draw:frame>
        <draw:frame presentation:style-name="pr9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2">Loosened Restrictions</text:span></text:p>
                <text:list>
                  <text:list-item>
                    <text:p text:style-name="P7"><text:span text:style-name="T3">getBestProvider()</text:span><text:span text:style-name="T2"> will relax requirements, except for monetary cost, if there are no matches, to try to find one</text:span></text:p>
                    <text:list>
                      <text:list-item>
                        <text:p text:style-name="P7"><text:span text:style-name="T2">Power, accuracy, bearing, speed, altitude</text:span></text:p>
                      </text:list-item>
                    </text:list>
                  </text:list-item>
                  <text:list-item>
                    <text:p text:style-name="P7"><text:span text:style-name="T2">Net: “best” may not meet your requirements</text:span></text:p>
                    <text:list>
                      <text:list-item>
                        <text:p text:style-name="P7"><text:span text:style-name="T2">Use </text:span><text:span text:style-name="T3">getProvider()</text:span><text:span text:style-name="T2"> to get LocationProvider</text:span></text:p>
                      </text:list-item>
                      <text:list-item>
                        <text:p text:style-name="P7"><text:span text:style-name="T2">Confirm capabilities using gett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34:55</dc:date>
    <meta:printed-by>Mark Murphy</meta:printed-by>
    <meta:print-date>2011-08-18T18:34:51</meta:print-date>
    <dc:language>en-US</dc:language>
    <meta:editing-cycles>53</meta:editing-cycles>
    <meta:editing-duration>PT4H28M54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